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2300000143A63B194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 style:protect="position size"/>
    </style:style>
    <style:style style:name="gr3" style:family="graphic" style:parent-style-name="standard">
      <style:graphic-properties svg:stroke-width="0.05cm" svg:stroke-color="#800000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color="#000000" draw:fill="solid" draw:fill-color="#800000" draw:opacity="50%" draw:textarea-horizontal-align="justify" draw:textarea-vertical-align="middle" draw:auto-grow-height="false" draw:shadow-opacity="50%"/>
    </style:style>
    <style:style style:name="gr5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141cm"/>
    </style:style>
    <style:style style:name="gr7" style:family="graphic" style:parent-style-name="standard">
      <style:graphic-properties svg:stroke-color="#000000" draw:fill="solid" draw:fill-color="#000080" draw:opacity="50%" draw:textarea-horizontal-align="justify" draw:textarea-vertical-align="middle" draw:auto-grow-height="false" draw:shadow-opacity="50%"/>
    </style:style>
    <style:style style:name="gr8" style:family="graphic" style:parent-style-name="objectwithoutfill">
      <style:graphic-properties svg:stroke-width="0.05cm" svg:stroke-color="#280099" draw:marker-start-width="0.38cm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cm" svg:stroke-color="#800000" draw:marker-start-width="0.38cm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color="#000000" draw:fill="solid" draw:fill-color="#008000" draw:opacity="50%" draw:textarea-horizontal-align="justify" draw:textarea-vertical-align="middle" draw:auto-grow-height="false" draw:shadow-opacity="50%"/>
    </style:style>
    <style:style style:name="gr11" style:family="graphic" style:parent-style-name="standard">
      <style:graphic-properties svg:stroke-color="#000000" draw:fill="solid" draw:fill-color="#b3b300" draw:opacity="50%" draw:textarea-horizontal-align="justify" draw:textarea-vertical-align="middle" draw:auto-grow-height="false" draw:shadow-opacity="50%"/>
    </style:style>
    <style:style style:name="gr12" style:family="graphic" style:parent-style-name="objectwithoutfill">
      <style:graphic-properties svg:stroke-width="0.05cm" svg:stroke-color="#008000" draw:marker-start-width="0.38cm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cm" svg:stroke-color="#e6ff00" draw:marker-start-width="0.38cm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color="#000000" draw:fill="solid" draw:fill-color="#cccccc" draw:opacity="50%" draw:textarea-horizontal-align="justify" draw:textarea-vertical-align="middle" draw:auto-grow-height="false" draw:shadow-opacity="50%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391cm"/>
    </style:style>
    <style:style style:name="gr16" style:family="graphic" style:parent-style-name="objectwithoutfill">
      <style:graphic-properties svg:stroke-width="0.05cm" svg:stroke-color="#666666" draw:marker-start-width="0.38cm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end" fo:text-indent="0cm"/>
    </style:style>
    <style:style style:name="P3" style:family="paragraph">
      <style:paragraph-properties fo:margin-left="0cm" fo:margin-right="0cm" fo:text-align="end" fo:text-indent="0cm"/>
      <style:text-properties fo:font-size="6pt" style:font-size-asian="6pt" style:font-size-complex="6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6pt" style:font-size-asian="6pt" style:font-size-complex="6pt"/>
    </style:style>
    <style:style style:name="P6" style:family="paragraph">
      <style:paragraph-properties fo:margin-left="0cm" fo:margin-right="0cm" fo:text-indent="0cm"/>
      <style:text-properties fo:color="#008000"/>
    </style:style>
    <style:style style:name="P7" style:family="paragraph">
      <style:text-properties fo:color="#008000"/>
    </style:style>
    <style:style style:name="P8" style:family="paragraph">
      <style:paragraph-properties fo:margin-left="0cm" fo:margin-right="0cm" fo:text-indent="0cm"/>
      <style:text-properties fo:color="#cccc00"/>
    </style:style>
    <style:style style:name="P9" style:family="paragraph">
      <style:text-properties fo:color="#cccc00"/>
    </style:style>
    <style:style style:name="P10" style:family="paragraph">
      <style:paragraph-properties fo:margin-left="0cm" fo:margin-right="0cm" fo:text-indent="0cm"/>
      <style:text-properties fo:color="#800000"/>
    </style:style>
    <style:style style:name="P11" style:family="paragraph">
      <style:text-properties fo:color="#800000"/>
    </style:style>
    <style:style style:name="P12" style:family="paragraph">
      <style:paragraph-properties fo:margin-left="0cm" fo:margin-right="0cm" fo:text-indent="0cm"/>
      <style:text-properties fo:color="#280099"/>
    </style:style>
    <style:style style:name="P13" style:family="paragraph">
      <style:text-properties fo:color="#280099"/>
    </style:style>
    <style:style style:name="P14" style:family="paragraph">
      <style:paragraph-properties fo:margin-left="0cm" fo:margin-right="0cm" fo:text-indent="0cm"/>
      <style:text-properties fo:color="#333333"/>
    </style:style>
    <style:style style:name="P15" style:family="paragraph">
      <style:text-properties fo:color="#333333"/>
    </style:style>
    <style:style style:name="P16" style:family="paragraph">
      <style:paragraph-properties fo:margin-left="0.6cm" fo:margin-right="0cm" fo:text-indent="-0.6cm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color="#008000"/>
    </style:style>
    <style:style style:name="T3" style:family="text">
      <style:text-properties fo:color="#cccc00"/>
    </style:style>
    <style:style style:name="T4" style:family="text">
      <style:text-properties fo:color="#800000"/>
    </style:style>
    <style:style style:name="T5" style:family="text">
      <style:text-properties fo:color="#280099"/>
    </style:style>
    <style:style style:name="T6" style:family="text">
      <style:text-properties fo:color="#333333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1" draw:layer="layout" svg:width="11.577cm" svg:height="6.836cm" svg:x="8.601cm" svg:y="7.064cm">
          <draw:image xlink:href="Pictures/100000000000022300000143A63B194B.png" xlink:type="simple" xlink:show="embed" xlink:actuate="onLoad">
            <text:p text:style-name="P4"/>
          </draw:image>
        </draw:frame>
        <draw:frame draw:style-name="gr2" draw:text-style-name="P1" draw:layer="layout" svg:width="11.577cm" svg:height="6.836cm" svg:x="8.6cm" svg:y="7.064cm">
          <draw:image xlink:href="Pictures/100000000000022300000143A63B194B.png" xlink:type="simple" xlink:show="embed" xlink:actuate="onLoad">
            <text:p text:style-name="P4"/>
          </draw:image>
        </draw:frame>
        <draw:polyline draw:style-name="gr3" draw:text-style-name="P1" draw:layer="layout" svg:width="1.669cm" svg:height="0.128cm" draw:transform="rotate (-0.0760963553881251) translate (8.03522510237935cm 11.8408158718573cm)" svg:viewBox="0 0 1670 129" draw:points="0,22420 384,22391 394,22520 1670,22420">
          <text:p text:style-name="P4"/>
        </draw:polyline>
        <draw:g>
          <draw:custom-shape draw:style-name="gr4" draw:text-style-name="P1" draw:layer="layout" svg:width="0.5cm" svg:height="3.5cm" svg:x="7.6cm" svg:y="11.5cm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cm" svg:height="0.3cm" svg:x="7.7cm" svg:y="14.1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7.7cm" svg:y="13.7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7.7cm" svg:y="13.3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7.7cm" svg:y="12.9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7.7cm" svg:y="12.5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7.7cm" svg:y="12.1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7.7cm" svg:y="11.7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7.7cm" svg:y="14.5cm">
            <text:p text:style-name="P4"/>
            <draw:enhanced-geometry svg:viewBox="0 0 21600 21600" draw:type="rectangle" draw:enhanced-path="M 0 0 L 21600 0 21600 21600 0 21600 0 0 Z N"/>
          </draw:custom-shape>
          <draw:frame draw:style-name="gr6" draw:text-style-name="P3" draw:layer="layout" svg:width="0.933cm" svg:height="0.569cm" svg:x="6.818cm" svg:y="11.589cm">
            <draw:text-box>
              <text:p text:style-name="P2"><text:span text:style-name="T1">RC0</text:span></text:p>
            </draw:text-box>
          </draw:frame>
          <draw:frame draw:style-name="gr6" draw:text-style-name="P3" draw:layer="layout" svg:width="0.933cm" svg:height="0.569cm" svg:x="6.819cm" svg:y="11.99cm">
            <draw:text-box>
              <text:p text:style-name="P2"><text:span text:style-name="T1">RC1</text:span></text:p>
            </draw:text-box>
          </draw:frame>
          <draw:frame draw:style-name="gr6" draw:text-style-name="P3" draw:layer="layout" svg:width="0.933cm" svg:height="0.569cm" svg:x="6.82cm" svg:y="12.391cm">
            <draw:text-box>
              <text:p text:style-name="P2"><text:span text:style-name="T1">RC2</text:span></text:p>
            </draw:text-box>
          </draw:frame>
          <draw:frame draw:style-name="gr6" draw:text-style-name="P3" draw:layer="layout" svg:width="0.933cm" svg:height="0.569cm" svg:x="6.821cm" svg:y="12.792cm">
            <draw:text-box>
              <text:p text:style-name="P2"><text:span text:style-name="T1">RD0</text:span></text:p>
            </draw:text-box>
          </draw:frame>
          <draw:frame draw:style-name="gr6" draw:text-style-name="P3" draw:layer="layout" svg:width="0.933cm" svg:height="0.569cm" svg:x="6.822cm" svg:y="13.193cm">
            <draw:text-box>
              <text:p text:style-name="P2"><text:span text:style-name="T1">RD1</text:span></text:p>
            </draw:text-box>
          </draw:frame>
          <draw:frame draw:style-name="gr6" draw:text-style-name="P3" draw:layer="layout" svg:width="0.933cm" svg:height="0.569cm" svg:x="6.823cm" svg:y="13.594cm">
            <draw:text-box>
              <text:p text:style-name="P2"><text:span text:style-name="T1">RD2</text:span></text:p>
            </draw:text-box>
          </draw:frame>
          <draw:frame draw:style-name="gr6" draw:text-style-name="P3" draw:layer="layout" svg:width="0.933cm" svg:height="0.569cm" svg:x="6.824cm" svg:y="13.995cm">
            <draw:text-box>
              <text:p text:style-name="P2"><text:span text:style-name="T1">RD3</text:span></text:p>
            </draw:text-box>
          </draw:frame>
          <draw:frame draw:style-name="gr6" draw:text-style-name="P3" draw:layer="layout" svg:width="0.933cm" svg:height="0.569cm" svg:x="6.825cm" svg:y="14.396cm">
            <draw:text-box>
              <text:p text:style-name="P2"><text:span text:style-name="T1">RE2</text:span></text:p>
            </draw:text-box>
          </draw:frame>
        </draw:g>
        <draw:line draw:style-name="gr3" draw:text-style-name="P1" draw:layer="layout" svg:x1="8.061cm" svg:y1="12.337cm" svg:x2="9.19cm" svg:y2="12.337cm">
          <text:p text:style-name="P4"/>
        </draw:line>
        <draw:line draw:style-name="gr3" draw:text-style-name="P1" draw:layer="layout" svg:x1="8.041cm" svg:y1="13.484cm" svg:x2="10.686cm" svg:y2="13.482cm">
          <text:p text:style-name="P4"/>
        </draw:line>
        <draw:g>
          <draw:custom-shape draw:style-name="gr7" draw:text-style-name="P1" draw:layer="layout" svg:width="0.5cm" svg:height="3.5cm" svg:x="7.6cm" svg:y="7.1cm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cm" svg:height="0.3cm" svg:x="7.7cm" svg:y="9.7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7.7cm" svg:y="9.3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7.7cm" svg:y="8.9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7.7cm" svg:y="8.5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7.7cm" svg:y="8.1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7.7cm" svg:y="7.7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7.7cm" svg:y="7.3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7.7cm" svg:y="10.1cm">
            <text:p text:style-name="P4"/>
            <draw:enhanced-geometry svg:viewBox="0 0 21600 21600" draw:type="rectangle" draw:enhanced-path="M 0 0 L 21600 0 21600 21600 0 21600 0 0 Z N"/>
          </draw:custom-shape>
          <draw:frame draw:style-name="gr6" draw:text-style-name="P3" draw:layer="layout" svg:width="0.933cm" svg:height="0.569cm" svg:x="6.818cm" svg:y="7.189cm">
            <draw:text-box>
              <text:p text:style-name="P2"><text:span text:style-name="T1">RA0</text:span></text:p>
            </draw:text-box>
          </draw:frame>
          <draw:frame draw:style-name="gr6" draw:text-style-name="P3" draw:layer="layout" svg:width="0.933cm" svg:height="0.569cm" svg:x="6.819cm" svg:y="7.59cm">
            <draw:text-box>
              <text:p text:style-name="P2"><text:span text:style-name="T1">RA1</text:span></text:p>
            </draw:text-box>
          </draw:frame>
          <draw:frame draw:style-name="gr6" draw:text-style-name="P3" draw:layer="layout" svg:width="0.933cm" svg:height="0.569cm" svg:x="6.82cm" svg:y="7.991cm">
            <draw:text-box>
              <text:p text:style-name="P2"><text:span text:style-name="T1">RA2</text:span></text:p>
            </draw:text-box>
          </draw:frame>
          <draw:frame draw:style-name="gr6" draw:text-style-name="P3" draw:layer="layout" svg:width="0.933cm" svg:height="0.569cm" svg:x="6.821cm" svg:y="8.392cm">
            <draw:text-box>
              <text:p text:style-name="P2"><text:span text:style-name="T1">RA3</text:span></text:p>
            </draw:text-box>
          </draw:frame>
          <draw:frame draw:style-name="gr6" draw:text-style-name="P3" draw:layer="layout" svg:width="0.933cm" svg:height="0.569cm" svg:x="6.822cm" svg:y="8.793cm">
            <draw:text-box>
              <text:p text:style-name="P2"><text:span text:style-name="T1">RA4</text:span></text:p>
            </draw:text-box>
          </draw:frame>
          <draw:frame draw:style-name="gr6" draw:text-style-name="P3" draw:layer="layout" svg:width="0.933cm" svg:height="0.569cm" svg:x="6.823cm" svg:y="9.194cm">
            <draw:text-box>
              <text:p text:style-name="P2"><text:span text:style-name="T1">RA5</text:span></text:p>
            </draw:text-box>
          </draw:frame>
          <draw:frame draw:style-name="gr6" draw:text-style-name="P3" draw:layer="layout" svg:width="0.933cm" svg:height="0.569cm" svg:x="6.824cm" svg:y="9.595cm">
            <draw:text-box>
              <text:p text:style-name="P2"><text:span text:style-name="T1">RE0</text:span></text:p>
            </draw:text-box>
          </draw:frame>
          <draw:frame draw:style-name="gr6" draw:text-style-name="P3" draw:layer="layout" svg:width="0.933cm" svg:height="0.569cm" svg:x="6.825cm" svg:y="9.996cm">
            <draw:text-box>
              <text:p text:style-name="P2"><text:span text:style-name="T1">RE1</text:span></text:p>
            </draw:text-box>
          </draw:frame>
        </draw:g>
        <draw:polyline draw:style-name="gr8" draw:text-style-name="P1" draw:layer="layout" svg:width="1.851cm" svg:height="0cm" svg:x="8.065cm" svg:y="10.232cm" svg:viewBox="0 0 1852 0" draw:points="1852,0 1748,0 0,0">
          <text:p text:style-name="P4"/>
        </draw:polyline>
        <draw:polyline draw:style-name="gr8" draw:text-style-name="P1" draw:layer="layout" svg:width="1.86cm" svg:height="0.15cm" svg:x="8.075cm" svg:y="9.797cm" svg:viewBox="0 0 1861 151" draw:points="1861,151 321,151 321,75 321,0 0,0">
          <text:p text:style-name="P4"/>
        </draw:polyline>
        <draw:polyline draw:style-name="gr8" draw:text-style-name="P1" draw:layer="layout" svg:width="0.707cm" svg:height="0.188cm" svg:x="8.075cm" svg:y="9.447cm" svg:viewBox="0 0 708 189" draw:points="708,189 321,189 321,0 0,0">
          <text:p text:style-name="P4"/>
        </draw:polyline>
        <draw:polyline draw:style-name="gr8" draw:text-style-name="P1" draw:layer="layout" svg:width="1.218cm" svg:height="0.245cm" svg:x="8.075cm" svg:y="9.069cm" svg:viewBox="0 0 1219 246" draw:points="1219,246 312,246 312,0 0,0">
          <text:p text:style-name="P4"/>
        </draw:polyline>
        <draw:polyline draw:style-name="gr8" draw:text-style-name="P1" draw:layer="layout" svg:width="2.106cm" svg:height="0.396cm" svg:x="8.056cm" svg:y="8.663cm" svg:viewBox="0 0 2107 397" draw:points="2107,397 567,397 567,0 0,0">
          <text:p text:style-name="P4"/>
        </draw:polyline>
        <draw:polyline draw:style-name="gr8" draw:text-style-name="P1" draw:layer="layout" svg:width="1.444cm" svg:height="0.528cm" svg:x="8.075cm" svg:y="8.228cm" svg:viewBox="0 0 1445 529" draw:points="1445,529 708,529 708,57 708,0 0,0">
          <text:p text:style-name="P4"/>
        </draw:polyline>
        <draw:polyline draw:style-name="gr8" draw:text-style-name="P1" draw:layer="layout" svg:width="2.796cm" svg:height="0.585cm" svg:x="8.075cm" svg:y="7.86cm" svg:viewBox="0 0 2797 586" draw:points="2797,586 879,586 879,0 0,0">
          <text:p text:style-name="P4"/>
        </draw:polyline>
        <draw:polyline draw:style-name="gr8" draw:text-style-name="P1" draw:layer="layout" svg:width="2.815cm" svg:height="0.67cm" svg:x="8.075cm" svg:y="7.463cm" svg:viewBox="0 0 2816 671" draw:points="2816,671 1124,671 1124,0 0,0">
          <text:p text:style-name="P4"/>
        </draw:polyline>
        <draw:polyline draw:style-name="gr9" draw:text-style-name="P1" draw:layer="layout" svg:width="2.547cm" svg:height="0.107cm" svg:x="8.087cm" svg:y="13.062cm" svg:viewBox="0 0 2548 108" draw:points="2548,108 302,108 302,0 0,0">
          <text:p text:style-name="P4"/>
        </draw:polyline>
        <draw:line draw:style-name="gr9" draw:text-style-name="P1" draw:layer="layout" svg:x1="10.143cm" svg:y1="12.611cm" svg:x2="8.068cm" svg:y2="12.611cm">
          <text:p text:style-name="P4"/>
        </draw:line>
        <draw:polyline draw:style-name="gr9" draw:text-style-name="P1" draw:layer="layout" svg:width="1.947cm" svg:height="4.126cm" svg:x="8.068cm" svg:y="10.516cm" svg:viewBox="0 0 1948 4127" draw:points="1948,0 593,0 593,4127 0,4127">
          <text:p text:style-name="P4"/>
        </draw:polyline>
        <draw:g>
          <draw:custom-shape draw:style-name="gr10" draw:text-style-name="P1" draw:layer="layout" svg:width="0.5cm" svg:height="3.5cm" svg:x="20.645cm" svg:y="11.498cm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cm" svg:height="0.3cm" svg:x="20.745cm" svg:y="14.098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20.745cm" svg:y="13.698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20.745cm" svg:y="13.298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20.745cm" svg:y="12.898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20.745cm" svg:y="12.498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20.745cm" svg:y="12.098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20.745cm" svg:y="11.698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20.745cm" svg:y="14.498cm">
            <text:p text:style-name="P4"/>
            <draw:enhanced-geometry svg:viewBox="0 0 21600 21600" draw:type="rectangle" draw:enhanced-path="M 0 0 L 21600 0 21600 21600 0 21600 0 0 Z N"/>
          </draw:custom-shape>
          <draw:frame draw:style-name="gr6" draw:text-style-name="P5" draw:layer="layout" svg:width="0.933cm" svg:height="0.569cm" svg:x="20.963cm" svg:y="11.587cm">
            <draw:text-box>
              <text:p text:style-name="P4"><text:span text:style-name="T1">RD7</text:span></text:p>
            </draw:text-box>
          </draw:frame>
          <draw:frame draw:style-name="gr6" draw:text-style-name="P5" draw:layer="layout" svg:width="0.933cm" svg:height="0.569cm" svg:x="20.964cm" svg:y="11.988cm">
            <draw:text-box>
              <text:p text:style-name="P4"><text:span text:style-name="T1">RD6</text:span></text:p>
            </draw:text-box>
          </draw:frame>
          <draw:frame draw:style-name="gr6" draw:text-style-name="P5" draw:layer="layout" svg:width="0.933cm" svg:height="0.569cm" svg:x="20.965cm" svg:y="12.389cm">
            <draw:text-box>
              <text:p text:style-name="P4"><text:span text:style-name="T1">RD5</text:span></text:p>
            </draw:text-box>
          </draw:frame>
          <draw:frame draw:style-name="gr6" draw:text-style-name="P5" draw:layer="layout" svg:width="0.933cm" svg:height="0.569cm" svg:x="20.966cm" svg:y="12.79cm">
            <draw:text-box>
              <text:p text:style-name="P4"><text:span text:style-name="T1">RD4</text:span></text:p>
            </draw:text-box>
          </draw:frame>
          <draw:frame draw:style-name="gr6" draw:text-style-name="P5" draw:layer="layout" svg:width="0.933cm" svg:height="0.569cm" svg:x="20.967cm" svg:y="13.191cm">
            <draw:text-box>
              <text:p text:style-name="P4"><text:span text:style-name="T1">RC7</text:span></text:p>
            </draw:text-box>
          </draw:frame>
          <draw:frame draw:style-name="gr6" draw:text-style-name="P5" draw:layer="layout" svg:width="0.933cm" svg:height="0.569cm" svg:x="20.968cm" svg:y="13.592cm">
            <draw:text-box>
              <text:p text:style-name="P4"><text:span text:style-name="T1">RC6</text:span></text:p>
            </draw:text-box>
          </draw:frame>
          <draw:frame draw:style-name="gr6" draw:text-style-name="P5" draw:layer="layout" svg:width="0.933cm" svg:height="0.569cm" svg:x="20.969cm" svg:y="13.993cm">
            <draw:text-box>
              <text:p text:style-name="P4"><text:span text:style-name="T1">RC5</text:span></text:p>
            </draw:text-box>
          </draw:frame>
          <draw:frame draw:style-name="gr6" draw:text-style-name="P5" draw:layer="layout" svg:width="0.933cm" svg:height="0.569cm" svg:x="20.97cm" svg:y="14.394cm">
            <draw:text-box>
              <text:p text:style-name="P4"><text:span text:style-name="T1">RC4</text:span></text:p>
            </draw:text-box>
          </draw:frame>
        </draw:g>
        <draw:g>
          <draw:custom-shape draw:style-name="gr11" draw:text-style-name="P1" draw:layer="layout" svg:width="0.5cm" svg:height="3.5cm" svg:x="20.646cm" svg:y="7.104cm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cm" svg:height="0.3cm" svg:x="20.746cm" svg:y="9.704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20.746cm" svg:y="9.304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20.746cm" svg:y="8.904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20.746cm" svg:y="8.504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20.746cm" svg:y="8.104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20.746cm" svg:y="7.704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20.746cm" svg:y="7.304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20.746cm" svg:y="10.104cm">
            <text:p text:style-name="P4"/>
            <draw:enhanced-geometry svg:viewBox="0 0 21600 21600" draw:type="rectangle" draw:enhanced-path="M 0 0 L 21600 0 21600 21600 0 21600 0 0 Z N"/>
          </draw:custom-shape>
          <draw:frame draw:style-name="gr6" draw:text-style-name="P5" draw:layer="layout" svg:width="0.933cm" svg:height="0.569cm" svg:x="20.964cm" svg:y="7.193cm">
            <draw:text-box>
              <text:p text:style-name="P4"><text:span text:style-name="T1">RB7</text:span></text:p>
            </draw:text-box>
          </draw:frame>
          <draw:frame draw:style-name="gr6" draw:text-style-name="P5" draw:layer="layout" svg:width="0.933cm" svg:height="0.569cm" svg:x="20.965cm" svg:y="7.594cm">
            <draw:text-box>
              <text:p text:style-name="P4"><text:span text:style-name="T1">RB6</text:span></text:p>
            </draw:text-box>
          </draw:frame>
          <draw:frame draw:style-name="gr6" draw:text-style-name="P5" draw:layer="layout" svg:width="0.933cm" svg:height="0.569cm" svg:x="20.966cm" svg:y="7.995cm">
            <draw:text-box>
              <text:p text:style-name="P4"><text:span text:style-name="T1">RB5</text:span></text:p>
            </draw:text-box>
          </draw:frame>
          <draw:frame draw:style-name="gr6" draw:text-style-name="P5" draw:layer="layout" svg:width="0.933cm" svg:height="0.569cm" svg:x="20.967cm" svg:y="8.396cm">
            <draw:text-box>
              <text:p text:style-name="P4"><text:span text:style-name="T1">RB4</text:span></text:p>
            </draw:text-box>
          </draw:frame>
          <draw:frame draw:style-name="gr6" draw:text-style-name="P5" draw:layer="layout" svg:width="0.933cm" svg:height="0.569cm" svg:x="20.968cm" svg:y="8.797cm">
            <draw:text-box>
              <text:p text:style-name="P4"><text:span text:style-name="T1">RB3</text:span></text:p>
            </draw:text-box>
          </draw:frame>
          <draw:frame draw:style-name="gr6" draw:text-style-name="P5" draw:layer="layout" svg:width="0.933cm" svg:height="0.569cm" svg:x="20.969cm" svg:y="9.198cm">
            <draw:text-box>
              <text:p text:style-name="P4"><text:span text:style-name="T1">RB2</text:span></text:p>
            </draw:text-box>
          </draw:frame>
          <draw:frame draw:style-name="gr6" draw:text-style-name="P5" draw:layer="layout" svg:width="0.933cm" svg:height="0.569cm" svg:x="20.97cm" svg:y="9.599cm">
            <draw:text-box>
              <text:p text:style-name="P4"><text:span text:style-name="T1">RB1</text:span></text:p>
            </draw:text-box>
          </draw:frame>
          <draw:frame draw:style-name="gr6" draw:text-style-name="P5" draw:layer="layout" svg:width="0.933cm" svg:height="0.569cm" svg:x="20.971cm" svg:y="10cm">
            <draw:text-box>
              <text:p text:style-name="P4"><text:span text:style-name="T1">RB0</text:span></text:p>
            </draw:text-box>
          </draw:frame>
        </draw:g>
        <draw:polyline draw:style-name="gr12" draw:text-style-name="P1" draw:layer="layout" svg:width="2.931cm" svg:height="1.73cm" svg:x="17.756cm" svg:y="12.917cm" svg:viewBox="0 0 2932 1731" draw:points="0,0 1016,0 1016,1731 2932,1731">
          <text:p text:style-name="P4"/>
        </draw:polyline>
        <draw:polyline draw:style-name="gr12" draw:text-style-name="P1" draw:layer="layout" svg:width="2.917cm" svg:height="1.687cm" svg:x="17.756cm" svg:y="12.574cm" svg:viewBox="0 0 2918 1688" draw:points="0,0 1316,0 1316,1688 2918,1688">
          <text:p text:style-name="P4"/>
        </draw:polyline>
        <draw:polyline draw:style-name="gr12" draw:text-style-name="P1" draw:layer="layout" svg:width="2.931cm" svg:height="1.629cm" svg:x="17.756cm" svg:y="12.288cm" svg:viewBox="0 0 2932 1630" draw:points="0,0 1602,0 1602,1630 2932,1630">
          <text:p text:style-name="P4"/>
        </draw:polyline>
        <draw:polyline draw:style-name="gr12" draw:text-style-name="P1" draw:layer="layout" svg:width="2.473cm" svg:height="1cm" svg:x="18.214cm" svg:y="10.829cm" svg:viewBox="0 0 2474 1001" draw:points="2474,1001 2288,1001 2288,0 0,0">
          <text:p text:style-name="P4"/>
        </draw:polyline>
        <draw:polyline draw:style-name="gr12" draw:text-style-name="P1" draw:layer="layout" svg:width="2.302cm" svg:height="1.472cm" svg:x="18.371cm" svg:y="12.002cm" svg:viewBox="0 0 2303 1473" draw:points="2303,1473 1259,1473 1259,0 0,0">
          <text:p text:style-name="P4"/>
        </draw:polyline>
        <draw:polyline draw:style-name="gr12" draw:text-style-name="P1" draw:layer="layout" svg:width="2.974cm" svg:height="1.343cm" svg:x="17.699cm" svg:y="11.716cm" svg:viewBox="0 0 2975 1344" draw:points="2975,1344 2145,1344 2145,0 0,0">
          <text:p text:style-name="P4"/>
        </draw:polyline>
        <draw:polyline draw:style-name="gr12" draw:text-style-name="P1" draw:layer="layout" svg:width="2.516cm" svg:height="1.201cm" svg:x="18.157cm" svg:y="11.458cm" svg:viewBox="0 0 2517 1202" draw:points="2517,1202 1945,1202 1945,0 0,0">
          <text:p text:style-name="P4"/>
        </draw:polyline>
        <draw:polyline draw:style-name="gr12" draw:text-style-name="P1" draw:layer="layout" svg:width="2.516cm" svg:height="1.114cm" svg:x="18.157cm" svg:y="11.144cm" svg:viewBox="0 0 2517 1115" draw:points="2517,1115 2145,1115 2145,0 0,0">
          <text:p text:style-name="P4"/>
        </draw:polyline>
        <draw:polyline draw:style-name="gr13" draw:text-style-name="P1" draw:layer="layout" svg:width="2.584cm" svg:height="0.399cm" svg:x="18.098cm" svg:y="7.44cm" svg:viewBox="0 0 2585 400" draw:points="0,400 351,400 351,0 2585,0">
          <text:p text:style-name="P4"/>
        </draw:polyline>
        <draw:polyline draw:style-name="gr13" draw:text-style-name="P1" draw:layer="layout" svg:width="2.584cm" svg:height="0.302cm" svg:x="18.088cm" svg:y="7.849cm" svg:viewBox="0 0 2585 303" draw:points="0,303 517,303 517,0 2585,0">
          <text:p text:style-name="P4"/>
        </draw:polyline>
        <draw:polyline draw:style-name="gr13" draw:text-style-name="P1" draw:layer="layout" svg:width="2.545cm" svg:height="0.223cm" svg:x="18.127cm" svg:y="8.24cm" svg:viewBox="0 0 2546 224" draw:points="0,224 693,224 693,0 2546,0">
          <text:p text:style-name="P4"/>
        </draw:polyline>
        <draw:polyline draw:style-name="gr13" draw:text-style-name="P1" draw:layer="layout" svg:width="1.716cm" svg:height="0.126cm" svg:x="18.956cm" svg:y="8.649cm" svg:viewBox="0 0 1717 127" draw:points="0,127 225,127 225,0 1717,0">
          <text:p text:style-name="P4"/>
        </draw:polyline>
        <draw:polyline draw:style-name="gr13" draw:text-style-name="P1" draw:layer="layout" svg:width="1.754cm" svg:height="0cm" svg:x="18.908cm" svg:y="9.049cm" svg:viewBox="0 0 1755 0" draw:points="0,0 1755,0 1746,0">
          <text:p text:style-name="P4"/>
        </draw:polyline>
        <draw:polyline draw:style-name="gr13" draw:text-style-name="P1" draw:layer="layout" svg:width="2.047cm" svg:height="0.125cm" svg:x="18.625cm" svg:y="9.352cm" svg:viewBox="0 0 2048 126" draw:points="0,0 1775,0 1775,126 2048,126">
          <text:p text:style-name="P4"/>
        </draw:polyline>
        <draw:polyline draw:style-name="gr13" draw:text-style-name="P1" draw:layer="layout" svg:width="1.462cm" svg:height="0.253cm" svg:x="19.2cm" svg:y="9.634cm" svg:viewBox="0 0 1463 254" draw:points="0,0 1024,0 1024,254 1463,254">
          <text:p text:style-name="P4"/>
        </draw:polyline>
        <draw:polyline draw:style-name="gr13" draw:text-style-name="P1" draw:layer="layout" svg:width="0.965cm" svg:height="0.32cm" svg:x="19.717cm" svg:y="9.947cm" svg:viewBox="0 0 966 321" draw:points="0,0 215,0 215,321 966,321">
          <text:p text:style-name="P4"/>
        </draw:polyline>
        <draw:polyline draw:style-name="gr9" draw:text-style-name="P1" draw:layer="layout" svg:width="9.936cm" svg:height="0.381cm" svg:x="8.084cm" svg:y="13.496cm" svg:viewBox="0 0 9937 382" draw:points="9613,0 9937,0 9937,382 0,382">
          <text:p text:style-name="P4"/>
        </draw:polyline>
        <draw:polyline draw:style-name="gr9" draw:text-style-name="P1" draw:layer="layout" svg:width="10.23cm" svg:height="1.058cm" svg:x="8.069cm" svg:y="13.187cm" svg:viewBox="0 0 10231 1059" draw:points="9687,0 10231,0 10231,1059 0,1059">
          <text:p text:style-name="P4"/>
        </draw:polyline>
        <draw:g>
          <draw:custom-shape draw:style-name="gr14" draw:text-style-name="P1" draw:layer="layout" svg:width="0.5cm" svg:height="2.677cm" draw:transform="rotate (1.5707963267946) translate (12.739cm 6.326cm)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14.939cm 6.226cm)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14.539cm 6.226cm)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14.139cm 6.226cm)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13.739cm 6.226cm)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13.339cm 6.226cm)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12.939cm 6.226cm)">
            <text:p text:style-name="P4"/>
            <draw:enhanced-geometry svg:viewBox="0 0 21600 21600" draw:type="rectangle" draw:enhanced-path="M 0 0 L 21600 0 21600 21600 0 21600 0 0 Z N"/>
          </draw:custom-shape>
          <draw:frame draw:style-name="gr6" draw:text-style-name="P5" draw:layer="layout" svg:width="0.933cm" svg:height="0.569cm" draw:transform="rotate (1.5707963267946) translate (12.828cm 6.008cm)">
            <draw:text-box>
              <text:p text:style-name="P4"><text:span text:style-name="T1">VIN</text:span></text:p>
            </draw:text-box>
          </draw:frame>
          <draw:frame draw:style-name="gr6" draw:text-style-name="P5" draw:layer="layout" svg:width="1.297cm" svg:height="0.569cm" draw:transform="rotate (1.5707963267946) translate (13.229cm 6.007cm)">
            <draw:text-box>
              <text:p text:style-name="P4"><text:span text:style-name="T1">GND</text:span></text:p>
            </draw:text-box>
          </draw:frame>
          <draw:frame draw:style-name="gr6" draw:text-style-name="P5" draw:layer="layout" svg:width="1.218cm" svg:height="0.569cm" draw:transform="rotate (1.5707963267946) translate (13.63cm 6.006cm)">
            <draw:text-box>
              <text:p text:style-name="P4"><text:span text:style-name="T1">GND</text:span></text:p>
            </draw:text-box>
          </draw:frame>
          <draw:frame draw:style-name="gr6" draw:text-style-name="P5" draw:layer="layout" svg:width="0.933cm" svg:height="0.569cm" draw:transform="rotate (1.5707963267946) translate (14.031cm 6.005cm)">
            <draw:text-box>
              <text:p text:style-name="P4"><text:span text:style-name="T1">5V</text:span></text:p>
            </draw:text-box>
          </draw:frame>
          <draw:frame draw:style-name="gr6" draw:text-style-name="P5" draw:layer="layout" svg:width="1.139cm" svg:height="0.569cm" draw:transform="rotate (1.5707963267946) translate (14.432cm 6.004cm)">
            <draw:text-box>
              <text:p text:style-name="P4"><text:span text:style-name="T1">3.3V</text:span></text:p>
            </draw:text-box>
          </draw:frame>
          <draw:frame draw:style-name="gr15" draw:text-style-name="P5" draw:layer="layout" svg:width="1.312cm" svg:height="0.641cm" draw:transform="rotate (1.5707963267946) translate (14.833cm 6.003cm)">
            <draw:text-box>
              <text:p text:style-name="P4"><text:span text:style-name="T1">RESET</text:span></text:p>
            </draw:text-box>
          </draw:frame>
        </draw:g>
        <draw:polyline draw:style-name="gr16" draw:text-style-name="P1" draw:layer="layout" svg:width="5.106cm" svg:height="1.513cm" svg:x="9.964cm" svg:y="6.289cm" svg:viewBox="0 0 5107 1514" draw:points="214,1514 0,1514 0,835 5107,835 5107,0">
          <text:p text:style-name="P4"/>
        </draw:polyline>
        <draw:frame draw:style-name="gr17" draw:text-style-name="P7" draw:layer="layout" svg:width="1.171cm" svg:height="1.195cm" svg:x="21.574cm" svg:y="12.623cm">
          <draw:text-box>
            <text:p text:style-name="P6"><text:span text:style-name="T2">J4</text:span></text:p>
          </draw:text-box>
        </draw:frame>
        <draw:frame draw:style-name="gr17" draw:text-style-name="P9" draw:layer="layout" svg:width="1.171cm" svg:height="1.195cm" svg:x="21.575cm" svg:y="8.124cm">
          <draw:text-box>
            <text:p text:style-name="P8"><text:span text:style-name="T3">J2</text:span></text:p>
          </draw:text-box>
        </draw:frame>
        <draw:frame draw:style-name="gr17" draw:text-style-name="P11" draw:layer="layout" svg:width="1.171cm" svg:height="1.195cm" svg:x="5.975cm" svg:y="12.624cm">
          <draw:text-box>
            <text:p text:style-name="P10"><text:span text:style-name="T4">J3</text:span></text:p>
          </draw:text-box>
        </draw:frame>
        <draw:frame draw:style-name="gr17" draw:text-style-name="P13" draw:layer="layout" svg:width="1.171cm" svg:height="1.195cm" svg:x="5.976cm" svg:y="8.225cm">
          <draw:text-box>
            <text:p text:style-name="P12"><text:span text:style-name="T5">J1</text:span></text:p>
          </draw:text-box>
        </draw:frame>
        <draw:frame draw:style-name="gr17" draw:text-style-name="P15" draw:layer="layout" svg:width="1.171cm" svg:height="1.195cm" svg:x="13.583cm" svg:y="4.008cm">
          <draw:text-box>
            <text:p text:style-name="P14"><text:span text:style-name="T6">J5</text:span></text:p>
          </draw:text-box>
        </draw:frame>
        <presentation:notes draw:style-name="dp2">
          <draw:page-thumbnail draw:style-name="gr18" draw:layer="layout" svg:width="14.848cm" svg:height="11.135cm" svg:x="3.075cm" svg:y="2.257cm" draw:page-number="1" presentation:class="page"/>
          <draw:frame presentation:style-name="pr1" draw:text-style-name="P1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r" fo:country="FR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HG Mincho Light J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1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creation-date>2009-11-04T21:06:06</meta:creation-date>
    <dc:date>2009-11-09T20:23:53</dc:date>
    <meta:editing-cycles>8</meta:editing-cycles>
    <meta:editing-duration>PT11H18M6S</meta:editing-duration>
    <meta:user-defined meta:name="Info 1"/>
    <meta:user-defined meta:name="Info 2"/>
    <meta:user-defined meta:name="Info 3"/>
    <meta:user-defined meta:name="Info 4"/>
    <meta:document-statistic meta:object-count="149"/>
  </office:meta>
</office:document-meta>
</file>